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4a55"/>
    </style:style>
    <style:style style:name="P2" style:family="paragraph" style:parent-style-name="Standard">
      <style:paragraph-properties fo:text-align="center" style:justify-single-word="false"/>
      <style:text-properties officeooo:paragraph-rsid="00093d7b"/>
    </style:style>
    <style:style style:name="P3" style:family="paragraph" style:parent-style-name="Standard">
      <style:paragraph-properties fo:text-align="center" style:justify-single-word="false"/>
      <style:text-properties officeooo:paragraph-rsid="000aa591"/>
    </style:style>
    <style:style style:name="P4" style:family="paragraph" style:parent-style-name="Standard">
      <style:paragraph-properties fo:text-align="start" style:justify-single-word="false"/>
      <style:text-properties officeooo:paragraph-rsid="000822a2"/>
    </style:style>
    <style:style style:name="P5" style:family="paragraph" style:parent-style-name="Standard">
      <style:paragraph-properties fo:text-align="start" style:justify-single-word="false"/>
      <style:text-properties officeooo:paragraph-rsid="00093d7b"/>
    </style:style>
    <style:style style:name="P6" style:family="paragraph" style:parent-style-name="Standard">
      <style:paragraph-properties fo:text-align="start" style:justify-single-word="false"/>
      <style:text-properties officeooo:paragraph-rsid="000aa591"/>
    </style:style>
    <style:style style:name="P7" style:family="paragraph" style:parent-style-name="Standard">
      <style:text-properties officeooo:paragraph-rsid="00078d11"/>
    </style:style>
    <style:style style:name="P8" style:family="paragraph" style:parent-style-name="Standard">
      <style:text-properties fo:font-weight="bold" officeooo:paragraph-rsid="00074a55" style:font-weight-asian="bold" style:font-weight-complex="bold"/>
    </style:style>
    <style:style style:name="P9" style:family="paragraph" style:parent-style-name="Standard">
      <style:text-properties fo:font-weight="bold" officeooo:paragraph-rsid="00078d1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paragraph-rsid="000822a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822a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93d7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a5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paragraph-rsid="000822a2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paragraph-rsid="000c75bf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paragraph-rsid="000dfbb1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paragraph-rsid="000822a2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paragraph-rsid="000bd76e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paragraph-rsid="000c75bf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paragraph-rsid="00093d7b" style:font-style-asian="italic" style:font-style-complex="italic"/>
    </style:style>
    <style:style style:name="P21" style:family="paragraph" style:parent-style-name="Standard" style:list-style-name="L1">
      <style:text-properties officeooo:paragraph-rsid="00093d7b"/>
    </style:style>
    <style:style style:name="P22" style:family="paragraph" style:parent-style-name="Standard" style:list-style-name="L2">
      <style:text-properties officeooo:paragraph-rsid="00074a55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paragraph-rsid="0009b34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paragraph-rsid="000822a2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paragraph-rsid="000dfbb1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paragraph-rsid="000bd76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paragraph-rsid="000c75bf" style:font-style-asian="normal" style:font-weight-asian="normal" style:font-style-complex="normal" style:font-weight-complex="normal"/>
    </style:style>
    <style:style style:name="T1" style:family="text">
      <style:text-properties officeooo:rsid="00074a55"/>
    </style:style>
    <style:style style:name="T2" style:family="text">
      <style:text-properties officeooo:rsid="00078d11"/>
    </style:style>
    <style:style style:name="T3" style:family="text">
      <style:text-properties officeooo:rsid="000822a2"/>
    </style:style>
    <style:style style:name="T4" style:family="text">
      <style:text-properties officeooo:rsid="00093d7b"/>
    </style:style>
    <style:style style:name="T5" style:family="text">
      <style:text-properties fo:font-style="italic" officeooo:rsid="00078d11" style:font-style-asian="italic" style:font-style-complex="italic"/>
    </style:style>
    <style:style style:name="T6" style:family="text">
      <style:text-properties fo:font-style="italic" officeooo:rsid="00074a55" style:font-style-asian="italic" style:font-style-complex="italic"/>
    </style:style>
    <style:style style:name="T7" style:family="text">
      <style:text-properties officeooo:rsid="0009b344"/>
    </style:style>
    <style:style style:name="T8" style:family="text">
      <style:text-properties officeooo:rsid="000aa591"/>
    </style:style>
    <style:style style:name="T9" style:family="text">
      <style:text-properties officeooo:rsid="000bd76e"/>
    </style:style>
    <style:style style:name="T10" style:family="text">
      <style:text-properties officeooo:rsid="000c75bf"/>
    </style:style>
    <style:style style:name="T11" style:family="text">
      <style:text-properties officeooo:rsid="000dfb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><text:span text:style-name="T1">Stacke</text:span><text:span text:style-name="T4">h</text:span><text:span text:style-name="T1">olders</text:span></text:p>
      <text:p text:style-name="P13"><text:span text:style-name="T1"/></text:p>
      <text:list xml:id="list6679632915425838433" text:style-name="L2">
        <text:list-item>
          <text:p text:style-name="P22"><text:span text:style-name="T4">V</text:span><text:span text:style-name="T1">icerector academico.</text:span></text:p>
          <text:p text:style-name="P22"><text:span text:style-name="T1"/></text:p>
        </text:list-item>
        <text:list-item>
          <text:p text:style-name="P22"><text:span text:style-name="T1">Decano.</text:span></text:p>
          <text:p text:style-name="P22"><text:span text:style-name="T1"/></text:p>
        </text:list-item>
        <text:list-item>
          <text:p text:style-name="P22"><text:span text:style-name="T4">D</text:span><text:span text:style-name="T1">irector</text:span><text:span text:style-name="T4">es</text:span><text:span text:style-name="T1"> de departamento.</text:span></text:p>
          <text:p text:style-name="P22"><text:span text:style-name="T1"/></text:p>
        </text:list-item>
        <text:list-item>
          <text:p text:style-name="P22"><text:span text:style-name="T4">J</text:span><text:span text:style-name="T1">efe</text:span><text:span text:style-name="T4">s</text:span><text:span text:style-name="T1"> de carrera.</text:span></text:p>
        </text:list-item>
      </text:list>
      <text:p text:style-name="P1"><text:span text:style-name="T1"/></text:p>
      <text:p text:style-name="P12"><text:span text:style-name="T4">Managers</text:span></text:p>
      <text:p text:style-name="P1"><text:span text:style-name="T1"/></text:p>
      <text:list xml:id="list3413167695615578815" text:style-name="L1">
        <text:list-item>
          <text:p text:style-name="P21"><text:span text:style-name="T4">Profesores.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0"><text:span text:style-name="T3">Requerimientos Funcionales</text:span></text:p>
      <text:p text:style-name="P1"><text:span text:style-name="T1"/></text:p>
      <text:p text:style-name="P20"><text:span text:style-name="T4">Historia de Usuario 1</text:span></text:p>
      <text:p text:style-name="P1"><text:span text:style-name="T1"/></text:p>
      <text:p text:style-name="P1"><text:span text:style-name="T2">C</text:span><text:span text:style-name="T1">omo Director De Departamento De computacion e Informatica, quiero que me entregue </text:span><text:span text:style-name="T2">las planificaciones realizadas, de manera que facilite un listado</text:span><text:span text:style-name="T1"> con los p</text:span><text:span text:style-name="T8">ro</text:span><text:span text:style-name="T1">fesores que han realizado la planificacion clase a clase de su asignatura </text:span><text:span text:style-name="T3">en formato pdf</text:span><text:span text:style-name="T1">.</text:span></text:p>
      <text:p text:style-name="P1"><text:span text:style-name="T1"/></text:p>
      <text:p text:style-name="P17"><text:span text:style-name="T3">Escenario 1: </text:span><text:span text:style-name="T8">Generar reporte</text:span></text:p>
      <text:p text:style-name="P18"><text:span text:style-name="T9"/></text:p>
      <text:p text:style-name="P26"><text:span text:style-name="T9">Dado que el login fue existoso.</text:span></text:p>
      <text:p text:style-name="P27"><text:span text:style-name="T10">Y se visualize la pagina principal.</text:span></text:p>
      <text:p text:style-name="P26"><text:span text:style-name="T10">Cuando</text:span><text:span text:style-name="T9"> </text:span><text:span text:style-name="T10">el administrador quiera generar un reporte</text:span><text:span text:style-name="T9">.</text:span></text:p>
      <text:p text:style-name="P26"><text:span text:style-name="T9">Entonces el sistema gener</text:span><text:span text:style-name="T10">a</text:span><text:span text:style-name="T9"> un reporte </text:span><text:span text:style-name="T10">en pdf</text:span><text:span text:style-name="T9">.</text:span></text:p>
      <text:p text:style-name="P26"><text:span text:style-name="T9">Y </text:span><text:span text:style-name="T10">despues retornara a la pagina previa</text:span><text:span text:style-name="T9">.</text:span></text:p>
      <text:p text:style-name="P26"><text:span text:style-name="T9"/></text:p>
      <text:p text:style-name="P19"><text:span text:style-name="T10">Escenario 2:Problemas al generar reporte.</text:span></text:p>
      <text:p text:style-name="P19"><text:span text:style-name="T10"/></text:p>
      <text:p text:style-name="P27"><text:span text:style-name="T10">Dado que el login fue existoso.</text:span></text:p>
      <text:p text:style-name="P27"><text:span text:style-name="T10">Y se visualize la pagina principal</text:span></text:p>
      <text:p text:style-name="P27"><text:span text:style-name="T10">Cuando el administrador quiera generar un reporte y no existen datos.</text:span></text:p>
      <text:p text:style-name="P27"><text:span text:style-name="T10">Entonces no se genera el reporte</text:span></text:p>
      <text:p text:style-name="P27"><text:span text:style-name="T10">Y ademas el sistema mostrara un mensaje de alerta.</text:span></text:p>
      <text:p text:style-name="P19"><text:span text:style-name="T10"/></text:p>
      <text:p text:style-name="P26"><text:span text:style-name="T9"/></text:p>
      <text:p text:style-name="P17"><text:span text:style-name="T3"/></text:p>
      <text:p text:style-name="P1"><text:span text:style-name="T1"/></text:p>
      <text:p text:style-name="P20"><text:span text:style-name="T4">Historia de Usuario 2</text:span></text:p>
      <text:p text:style-name="P1"><text:span text:style-name="T1"/></text:p>
      <text:p text:style-name="P1"><text:span text:style-name="T2">C</text:span><text:span text:style-name="T1">omo Director De Departamento De computacion e Informatica, quiero poder ver la planificacion de un profesor, de manera que pueda ser aceptada o rechazada. </text:span></text:p>
      <text:p text:style-name="P1"><text:span text:style-name="T1"/></text:p>
      <text:p text:style-name="P8"><text:span text:style-name="T5">E</text:span><text:span text:style-name="T6">scenario 1</text:span><text:span text:style-name="T1">: </text:span><text:span text:style-name="T2">P</text:span><text:span text:style-name="T1">lanificacion rechazada.</text:span></text:p>
      <text:p text:style-name="P1"><text:span text:style-name="T2">D</text:span><text:span text:style-name="T1">ado que la planificacion fue enviada con éxito.</text:span></text:p>
      <text:p text:style-name="P1"><text:span text:style-name="T2">Y</text:span><text:span text:style-name="T1"> guardada en la base de datos.</text:span></text:p>
      <text:p text:style-name="P1"><text:soft-page-break/><text:span text:style-name="T1">Cuando el administrador revise dicha planificacion y esta presente incongruencias. </text:span></text:p>
      <text:p text:style-name="P1"><text:span text:style-name="T2">E</text:span><text:span text:style-name="T1">ntonces </text:span><text:span text:style-name="T2">el administrador rechazara la planificación.</text:span></text:p>
      <text:p text:style-name="P7"><text:span text:style-name="T2">Y en un campo de texto se agrega una observación del rechazo.</text:span></text:p>
      <text:p text:style-name="P7"><text:span text:style-name="T2"/></text:p>
      <text:p text:style-name="P9"><text:span text:style-name="T5">Escenario 2</text:span><text:span text:style-name="T2">:Planificación Aceptada</text:span></text:p>
      <text:p text:style-name="P7"><text:span text:style-name="T2">Dado que la planificación fue enviada con éxito</text:span></text:p>
      <text:p text:style-name="P7"><text:span text:style-name="T2">Y guarda</text:span><text:span text:style-name="T7">da</text:span><text:span text:style-name="T2"> en la base de datos.</text:span></text:p>
      <text:p text:style-name="P7"><text:span text:style-name="T2">Cuando el administrador revise dicha planificación y esta no presente incongruencias.</text:span></text:p>
      <text:p text:style-name="P7"><text:span text:style-name="T2">Entonces el adminstrador aceptara dicha planificación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8"/></text:p>
      <text:p text:style-name="P7"><text:span text:style-name="T2"/></text:p>
      <text:p text:style-name="P17"><text:span text:style-name="T3"/></text:p>
      <text:p text:style-name="P1"><text:span text:style-name="T1"/></text:p>
      <text:p text:style-name="P20"><text:span text:style-name="T4">Historia de Usuario 4</text:span></text:p>
      <text:p text:style-name="P2"><text:span text:style-name="T4"/></text:p>
      <text:p text:style-name="P4"><text:span text:style-name="T2">C</text:span><text:span text:style-name="T1">omo Director De Departamento De computacion e Informatica, </text:span><text:span text:style-name="T3">quiero distintos accesos de administrador y usuario, de manera existan un login con diferente jerarquia. </text:span></text:p>
      <text:p text:style-name="P4"><text:span text:style-name="T3"/></text:p>
      <text:p text:style-name="P14"><text:span text:style-name="T3">Escenario 1: </text:span><text:span text:style-name="T10">Datos Incorrectos</text:span></text:p>
      <text:p text:style-name="P24"><text:span text:style-name="T7"/></text:p>
      <text:p text:style-name="P23"><text:span text:style-name="T7">Dado que </text:span><text:span text:style-name="T11">usuario <text:s/>esta registrado</text:span></text:p>
      <text:p text:style-name="P25"><text:span text:style-name="T11">y la base de datos operando.</text:span></text:p>
      <text:p text:style-name="P25"><text:span text:style-name="T11">Cuando el usuario ingrese al login y sus datos incorrectos</text:span></text:p>
      <text:p text:style-name="P25"><text:span text:style-name="T11">Entonces el sistema mostrara un mensaje de error</text:span></text:p>
      <text:p text:style-name="P25"><text:span text:style-name="T11">y ademas retornara nuevamente al login.</text:span></text:p>
      <text:p text:style-name="P25"><text:span text:style-name="T11"/></text:p>
      <text:p text:style-name="P16"><text:span text:style-name="T11">Escenario 2: Usuario no Registrado</text:span></text:p>
      <text:p text:style-name="P16"><text:span text:style-name="T11"/></text:p>
      <text:p text:style-name="P25"><text:span text:style-name="T11">Dado que el usuario no esta registrado</text:span></text:p>
      <text:p text:style-name="P25"><text:span text:style-name="T11">y la base de datos operando.</text:span></text:p>
      <text:p text:style-name="P25"><text:span text:style-name="T11">Cuando el usuario ingrese al login y sus datos no encontrados en la base de datos.</text:span></text:p>
      <text:p text:style-name="P25"><text:span text:style-name="T11">Entonces el sistema mostrara un mensaje de error.</text:span></text:p>
      <text:p text:style-name="P25"><text:span text:style-name="T11">y ademas retornara nuevamente al login.</text:span></text:p>
      <text:p text:style-name="P14"><text:span text:style-name="T3"/></text:p>
      <text:p text:style-name="P4"><text:span text:style-name="T3"/></text:p>
      <text:p text:style-name="P4"><text:span text:style-name="T3"/></text:p>
      <text:p text:style-name="P11"><text:span text:style-name="T3">Requermientos No Funcionales.</text:span></text:p>
      <text:p text:style-name="P4"><text:span text:style-name="T3"/></text:p>
      <text:p text:style-name="P5"><text:span text:style-name="T4">El programa debe realizar en entorno desarrollo web con la herramientas como PHP,Postgrest,Framework CodeIgniter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11"><text:soft-page-break/><text:span text:style-name="T3">Requerimientos de Dominio</text:span></text:p>
      <text:p text:style-name="P4"><text:span text:style-name="T3"/></text:p>
      <text:p text:style-name="P4"><text:span text:style-name="T3">Un requerimiento es que el formulario a completar,</text:span><text:span text:style-name="T4">debe ser el formato estipulado por la Dirección de evaluación Académica(Dea).</text:span></text:p>
      <text:p text:style-name="P3"><text:span text:style-name="T1"/></text:p>
      <text:p text:style-name="P6"><text:span text:style-name="T2">C</text:span><text:span text:style-name="T1">omo Director De Departamento De computacion e Informatica, quiero que la planificacion clase a clase se reali</text:span><text:span text:style-name="T2">z</text:span><text:span text:style-name="T1">e durante 1 semestre distribuida en 18 semanas,</text:span><text:span text:style-name="T2">de manera que facilite un formulario con los días planificados.</text:span></text:p>
      <text:p text:style-name="P6"><text:span text:style-name="T2"/></text:p>
      <text:p text:style-name="P15"><text:span text:style-name="T10">Escenario 1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enderman </meta:initial-creator>
    <meta:creation-date>2013-11-06T15:52:03</meta:creation-date>
    <dc:date>2013-11-06T18:03:04</dc:date>
    <dc:creator>Slenderman </dc:creator>
    <meta:editing-duration>PT7M47S</meta:editing-duration>
    <meta:editing-cycles>1</meta:editing-cycles>
    <meta:document-statistic meta:table-count="0" meta:image-count="0" meta:object-count="0" meta:page-count="3" meta:paragraph-count="58" meta:word-count="442" meta:character-count="2853" meta:non-whitespace-character-count="2470"/>
    <meta:generator>LibreOffice/4.0.2.2$Linux_X86_64 LibreOffice_project/400m0$Build-2</meta:generator>
  </office:meta>
</office:document-meta>
</file>